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Arial Unicode MS'" style:font-charset="x-symbol"/>
    <style:font-face style:name="Symbol" svg:font-family="Symbol" style:font-charset="x-symbol"/>
    <style:font-face style:name="Wingdings 2" svg:font-family="'Wingdings 2'" style:font-charset="x-symbol"/>
    <style:font-face style:name="Symbol1" svg:font-family="Symbol" style:font-family-generic="roman" style:font-pitch="variable" style:font-charset="x-symbol"/>
    <style:font-face style:name="StarSymbol" svg:font-family="StarSymbol, 'Arial Unicode MS'"/>
    <style:font-face style:name="Courier New" svg:font-family="'Courier New'" style:font-family-generic="modern"/>
    <style:font-face style:name="Times New Roman CE" svg:font-family="'Times New Roman CE'" style:font-family-generic="roma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office:font-face-decls>
  <office:automatic-styles>
    <style:style style:name="P1" style:family="paragraph" style:parent-style-name="Heading_20_1" style:master-page-name="Standard">
      <style:paragraph-properties fo:margin-top="0.423cm" fo:margin-bottom="0.212cm">
        <style:tab-stops>
          <style:tab-stop style:position="0cm"/>
        </style:tab-stops>
      </style:paragraph-properties>
      <style:text-properties style:use-window-font-color="true" fo:font-size="16pt" fo:language="sk" fo:country="SK" fo:font-weight="bold" style:font-name-asian="Lucida Sans Unicode" style:font-size-asian="16pt" style:font-weight-asian="bold" style:font-name-complex="Tahoma" style:font-size-complex="16pt" style:language-complex="none" style:country-complex="none" style:font-weight-complex="bold"/>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style:use-window-font-color="true" fo:font-size="12pt" fo:language="sk" fo:country="SK" style:font-name-asian="Lucida Sans Unicode1" style:font-size-asian="12pt" style:font-name-complex="Tahoma1" style:font-size-complex="12pt" style:language-complex="none" style:country-complex="none"/>
    </style:style>
    <style:style style:name="P4" style:family="paragraph" style:parent-style-name="Text_20_body">
      <style:paragraph-properties fo:text-align="justify" style:justify-single-word="false"/>
      <style:text-properties style:use-window-font-color="true" fo:font-size="12pt" fo:language="cs" fo:country="CZ" style:font-name-asian="Lucida Sans Unicode1" style:font-size-asian="12pt" style:font-name-complex="Tahoma1" style:font-size-complex="12pt" style:language-complex="none" style:country-complex="none"/>
    </style:style>
    <style:style style:name="P5" style:family="paragraph" style:parent-style-name="Heading_20_1">
      <style:paragraph-properties>
        <style:tab-stops>
          <style:tab-stop style:position="0cm"/>
        </style:tab-stops>
      </style:paragraph-properties>
    </style:style>
    <style:style style:name="P6" style:family="paragraph" style:parent-style-name="Text_20_body" style:list-style-name="WW8Num6">
      <style:paragraph-properties fo:text-align="justify" style:justify-single-word="false">
        <style:tab-stops>
          <style:tab-stop style:position="1.251cm"/>
        </style:tab-stops>
      </style:paragraph-properties>
      <style:text-properties style:use-window-font-color="true" fo:font-size="12pt" fo:language="sk" fo:country="SK" style:font-name-asian="Lucida Sans Unicode1" style:font-size-asian="12pt" style:font-name-complex="Tahoma1" style:font-size-complex="12pt" style:language-complex="none" style:country-complex="none"/>
    </style:style>
    <style:style style:name="P7" style:family="paragraph" style:parent-style-name="Text_20_body" style:list-style-name="WW8Num7">
      <style:paragraph-properties fo:text-align="justify" style:justify-single-word="false">
        <style:tab-stops>
          <style:tab-stop style:position="1.27cm"/>
        </style:tab-stops>
      </style:paragraph-properties>
      <style:text-properties style:use-window-font-color="true" fo:font-size="12pt" fo:language="sk" fo:country="SK" style:font-name-asian="Lucida Sans Unicode1" style:font-size-asian="12pt" style:font-name-complex="Tahoma1" style:font-size-complex="12pt" style:language-complex="none" style:country-complex="none"/>
    </style:style>
    <style:style style:name="P8" style:family="paragraph" style:parent-style-name="Text_20_body" style:list-style-name="WW8Num2">
      <style:paragraph-properties fo:text-align="justify" style:justify-single-word="false">
        <style:tab-stops>
          <style:tab-stop style:position="1.27cm"/>
        </style:tab-stops>
      </style:paragraph-properties>
      <style:text-properties style:use-window-font-color="true" fo:font-size="12pt" fo:language="sk" fo:country="SK" style:font-name-asian="Lucida Sans Unicode1" style:font-size-asian="12pt" style:font-name-complex="Tahoma1" style:font-size-complex="12pt" style:language-complex="none" style:country-complex="none"/>
    </style:style>
    <style:style style:name="P9" style:family="paragraph" style:parent-style-name="Text_20_body" style:list-style-name="WW8Num2">
      <style:paragraph-properties fo:text-align="justify" style:justify-single-word="false">
        <style:tab-stops>
          <style:tab-stop style:position="1.27cm"/>
        </style:tab-stops>
      </style:paragraph-properties>
      <style:text-properties style:use-window-font-color="true" fo:font-size="12pt" fo:language="cs" fo:country="CZ" style:font-name-asian="Lucida Sans Unicode1" style:font-size-asian="12pt" style:font-name-complex="Tahoma1" style:font-size-complex="12pt" style:language-complex="none" style:country-complex="none"/>
    </style:style>
    <style:style style:name="P10" style:family="paragraph" style:parent-style-name="Text_20_body">
      <style:text-properties fo:language="cs" fo:country="CZ"/>
    </style:style>
    <style:style style:name="P11" style:family="paragraph" style:parent-style-name="Text_20_body">
      <style:text-properties style:use-window-font-color="true" fo:font-size="12pt" fo:language="cs" fo:country="CZ" style:font-name-asian="Lucida Sans Unicode1" style:font-size-asian="12pt" style:font-name-complex="Tahoma1" style:font-size-complex="12pt" style:language-complex="none" style:country-complex="none"/>
    </style:style>
    <style:style style:name="P12" style:family="paragraph" style:parent-style-name="Heading_20_2">
      <style:paragraph-properties fo:keep-with-next="always">
        <style:tab-stops>
          <style:tab-stop style:position="0cm"/>
        </style:tab-stops>
      </style:paragraph-properties>
    </style:style>
    <style:style style:name="P13" style:family="paragraph" style:parent-style-name="Text_20_body" style:list-style-name="WW8Num8">
      <style:paragraph-properties>
        <style:tab-stops>
          <style:tab-stop style:position="1.27cm"/>
        </style:tab-stops>
      </style:paragraph-properties>
    </style:style>
    <style:style style:name="P14" style:family="paragraph" style:parent-style-name="Standard">
      <style:text-properties style:use-window-font-color="true" fo:font-size="12pt" fo:language="cs" fo:country="CZ" style:font-name-asian="Lucida Sans Unicode1" style:font-size-asian="12pt" style:font-name-complex="Tahoma1" style:font-size-complex="12pt" style:language-complex="none" style:country-complex="none"/>
    </style:style>
    <style:style style:name="P15" style:family="paragraph" style:parent-style-name="Heading_20_2">
      <style:paragraph-properties fo:keep-with-next="always">
        <style:tab-stops>
          <style:tab-stop style:position="0cm"/>
        </style:tab-stops>
      </style:paragraph-properties>
      <style:text-properties fo:language="cs" fo:country="CZ"/>
    </style:style>
    <style:style style:name="P16" style:family="paragraph" style:parent-style-name="Heading_20_2">
      <style:paragraph-properties>
        <style:tab-stops>
          <style:tab-stop style:position="0cm"/>
        </style:tab-stops>
      </style:paragraph-properties>
      <style:text-properties style:use-window-font-color="true" fo:font-size="14pt" fo:language="en" fo:country="US" fo:font-weight="bold" style:font-name-asian="Lucida Sans Unicode1" style:font-size-asian="14pt" style:font-weight-asian="bold" style:font-name-complex="Tahoma1" style:font-size-complex="12pt" style:language-complex="none" style:country-complex="none" style:font-weight-complex="bold"/>
    </style:style>
    <style:style style:name="P17" style:family="paragraph" style:parent-style-name="Standard">
      <style:text-properties style:use-window-font-color="true" fo:font-size="12pt" fo:language="sk" fo:country="SK" fo:font-style="italic" style:text-underline-style="solid" style:text-underline-width="auto" style:text-underline-color="font-color" fo:font-weight="bold" style:font-name-asian="Lucida Sans Unicode1" style:font-size-asian="12pt" style:font-style-asian="italic" style:font-weight-asian="bold" style:font-name-complex="Tahoma1" style:font-size-complex="12pt" style:language-complex="none" style:country-complex="none" style:font-style-complex="italic" style:font-weight-complex="bold"/>
    </style:style>
    <style:style style:name="P18" style:family="paragraph" style:parent-style-name="Standard" style:list-style-name="WW8Num3">
      <style:paragraph-properties>
        <style:tab-stops>
          <style:tab-stop style:position="1.27cm"/>
        </style:tab-stops>
      </style:paragraph-properties>
    </style:style>
    <style:style style:name="P19" style:family="paragraph" style:parent-style-name="Standard">
      <style:paragraph-properties>
        <style:tab-stops>
          <style:tab-stop style:position="0.635cm"/>
        </style:tab-stops>
      </style:paragraph-properties>
      <style:text-properties style:use-window-font-color="true" fo:font-size="12pt" fo:language="sk" fo:country="SK" style:font-name-asian="Lucida Sans Unicode1" style:font-size-asian="12pt" style:font-name-complex="Tahoma1" style:font-size-complex="12pt" style:language-complex="none" style:country-complex="none"/>
    </style:style>
    <style:style style:name="P20" style:family="paragraph" style:parent-style-name="Preformatted_20_Text">
      <style:text-properties style:use-window-font-color="true" fo:font-size="10pt" fo:language="sk" fo:country="SK" fo:font-style="italic" style:font-name-asian="Times New Roman CE" style:font-size-asian="10pt" style:font-style-asian="italic" style:font-name-complex="Times New Roman CE" style:font-size-complex="10pt" style:language-complex="none" style:country-complex="none" style:font-style-complex="italic"/>
    </style:style>
    <style:style style:name="P21" style:family="paragraph" style:parent-style-name="Standard">
      <style:paragraph-properties fo:margin-left="1.251cm" fo:margin-right="0cm" fo:text-indent="0cm" style:auto-text-indent="false" style:text-autospace="none">
        <style:tab-stops>
          <style:tab-stop style:position="0.635cm"/>
        </style:tab-stops>
      </style:paragraph-properties>
      <style:text-properties style:use-window-font-color="true" fo:font-size="10pt" fo:language="sk" fo:country="SK" fo:font-style="italic" style:font-name-asian="Times New Roman CE" style:font-size-asian="10pt" style:font-style-asian="italic" style:font-name-complex="Times New Roman CE" style:font-size-complex="10pt" style:language-complex="none" style:country-complex="none" style:font-style-complex="italic"/>
    </style:style>
    <style:style style:name="P22" style:family="paragraph" style:parent-style-name="Text_20_body">
      <style:paragraph-properties fo:margin-left="1.27cm" fo:margin-right="0cm" fo:text-indent="0cm" style:auto-text-indent="false"/>
    </style:style>
    <style:style style:name="P23" style:family="paragraph" style:parent-style-name="Text_20_body">
      <style:paragraph-properties fo:margin-left="1.27cm" fo:margin-right="0cm" fo:text-indent="0cm" style:auto-text-indent="false"/>
      <style:text-properties style:use-window-font-color="true" fo:font-size="12pt" fo:language="sk" fo:country="SK" style:font-name-asian="Lucida Sans Unicode1" style:font-size-asian="12pt" style:font-name-complex="Tahoma1" style:font-size-complex="12pt" style:language-complex="none" style:country-complex="none"/>
    </style:style>
    <style:style style:name="P24" style:family="paragraph" style:parent-style-name="Text_20_body" style:list-style-name="WW8Num3">
      <style:paragraph-properties>
        <style:tab-stops>
          <style:tab-stop style:position="1.27cm"/>
        </style:tab-stops>
      </style:paragraph-properties>
    </style:style>
    <style:style style:name="P25" style:family="paragraph" style:parent-style-name="Text_20_body" style:list-style-name="WW8Num4">
      <style:paragraph-properties>
        <style:tab-stops>
          <style:tab-stop style:position="1.27cm"/>
        </style:tab-stops>
      </style:paragraph-properties>
    </style:style>
    <style:style style:name="P26" style:family="paragraph" style:parent-style-name="Text_20_body" style:list-style-name="WW8Num5">
      <style:paragraph-properties>
        <style:tab-stops>
          <style:tab-stop style:position="1.27cm"/>
        </style:tab-stops>
      </style:paragraph-properties>
    </style:style>
    <style:style style:name="P27" style:family="paragraph" style:parent-style-name="Text_20_body" style:list-style-name="WW8Num5">
      <style:paragraph-properties fo:margin-top="0cm" fo:margin-bottom="0.212cm">
        <style:tab-stops>
          <style:tab-stop style:position="1.27cm"/>
        </style:tab-stops>
      </style:paragraph-properties>
    </style:style>
    <style:style style:name="T1" style:family="text">
      <style:text-properties style:use-window-font-color="true" fo:font-size="12pt" fo:language="cs" fo:country="CZ" style:font-name-asian="Lucida Sans Unicode1" style:font-size-asian="12pt" style:font-name-complex="Tahoma1" style:font-size-complex="12pt" style:language-complex="none" style:country-complex="none"/>
    </style:style>
    <style:style style:name="T2" style:family="text" style:parent-style-name="Internet_20_link">
      <style:text-properties fo:font-size="12pt" fo:language="cs" fo:country="CZ" style:font-name-asian="Lucida Sans Unicode1" style:font-size-asian="12pt" style:font-name-complex="Tahoma1" style:font-size-complex="12pt" style:language-complex="none" style:country-complex="none"/>
    </style:style>
    <style:style style:name="T3" style:family="text">
      <style:text-properties style:use-window-font-color="true" fo:font-size="12pt" fo:language="sk" fo:country="SK" fo:font-style="italic" style:font-name-asian="Lucida Sans Unicode1" style:font-size-asian="12pt" style:font-style-asian="italic" style:font-name-complex="Tahoma1" style:font-size-complex="12pt" style:language-complex="none" style:country-complex="none" style:font-style-complex="italic"/>
    </style:style>
    <style:style style:name="T4" style:family="text">
      <style:text-properties style:use-window-font-color="true" fo:font-size="12pt" fo:language="sk" fo:country="SK" style:font-name-asian="Lucida Sans Unicode1" style:font-size-asian="12pt" style:font-name-complex="Tahoma1" style:font-size-complex="12pt" style:language-complex="none" style:country-complex="none"/>
    </style:style>
    <style:style style:name="T5" style:family="text">
      <style:text-properties style:use-window-font-color="true" fo:font-size="12pt" fo:language="cs" fo:country="CZ" fo:font-style="italic" style:font-name-asian="Lucida Sans Unicode1" style:font-size-asian="12pt" style:font-style-asian="italic" style:font-name-complex="Tahoma1" style:font-size-complex="12pt" style:language-complex="none" style:country-complex="none" style:font-style-complex="italic"/>
    </style:style>
    <style:style style:name="T6" style:family="text">
      <style:text-properties style:use-window-font-color="true" fo:font-size="12pt" fo:language="sk" fo:country="SK" fo:font-weight="bold" style:font-name-asian="Lucida Sans Unicode1" style:font-size-asian="12pt" style:font-weight-asian="bold" style:font-name-complex="Tahoma1" style:font-size-complex="12pt" style:language-complex="none" style:country-complex="none" style:font-weight-complex="bold"/>
    </style:style>
    <style:style style:name="T7" style:family="text">
      <style:text-properties fo:language="cs" fo:country="CZ"/>
    </style:style>
    <style:style style:name="T8" style:family="text" style:parent-style-name="Internet_20_link">
      <style:text-properties fo:language="cs" fo:country="CZ"/>
    </style:style>
    <style:style style:name="T9" style:family="text" style:parent-style-name="background">
      <style:text-properties style:use-window-font-color="true" fo:font-size="12pt" fo:language="sk" fo:country="SK" fo:font-style="normal" style:font-name-asian="Lucida Sans Unicode1" style:font-size-asian="12pt" style:font-style-asian="normal" style:font-name-complex="Tahoma1" style:font-size-complex="12pt" style:language-complex="none" style:country-complex="none" style:font-style-complex="normal"/>
    </style:style>
    <style:style style:name="T10" style:family="text" style:parent-style-name="Internet_20_link">
      <style:text-properties fo:font-size="12pt" fo:language="sk" fo:country="SK" fo:font-style="normal" style:font-name-asian="Lucida Sans Unicode1" style:font-size-asian="12pt" style:font-style-asian="normal" style:font-name-complex="Tahoma1" style:font-size-complex="12pt" style:language-complex="none" style:country-complex="none" style:font-style-complex="normal"/>
    </style:style>
    <style:style style:name="T11" style:family="text" style:parent-style-name="background">
      <style:text-properties style:font-name="Times New Roman" fo:font-size="12pt" fo:font-style="italic" style:font-name-asian="Times New Roman CE" style:font-size-asian="12pt" style:font-style-asian="italic" style:font-name-complex="Times New Roman CE" style:font-size-complex="12pt" style:font-style-complex="italic"/>
    </style:style>
    <style:style style:name="T12" style:family="text" style:parent-style-name="background">
      <style:text-properties fo:color="#000000" style:font-name="Times New Roman" fo:font-size="12pt" fo:font-style="italic" style:font-name-asian="Times New Roman CE" style:font-size-asian="12pt" style:font-style-asian="italic" style:font-name-complex="Times New Roman CE" style:font-size-complex="12pt" style:font-style-complex="italic"/>
    </style:style>
    <style:style style:name="T13" style:family="text" style:parent-style-name="background">
      <style:text-properties fo:color="#800000" style:font-name="Times New Roman" fo:font-size="12pt" fo:font-style="italic" style:font-name-asian="Times New Roman CE" style:font-size-asian="12pt" style:font-style-asian="italic" style:font-name-complex="Times New Roman CE" style:font-size-complex="12pt" style:font-style-complex="italic"/>
    </style:style>
    <style:style style:name="T14" style:family="text" style:parent-style-name="background">
      <style:text-properties fo:color="#b84747" style:font-name="Times New Roman" fo:font-size="12pt" fo:font-style="italic" style:font-name-asian="Times New Roman CE" style:font-size-asian="12pt" style:font-style-asian="italic" style:font-name-complex="Times New Roman CE" style:font-size-complex="12pt" style:font-style-complex="italic"/>
    </style:style>
    <style:style style:name="T15" style:family="text">
      <style:text-properties fo:color="#000000" fo:font-style="italic" style:font-name-asian="Times New Roman CE" style:font-style-asian="italic" style:font-name-complex="Times New Roman CE" style:font-style-complex="italic"/>
    </style:style>
    <style:style style:name="T16" style:family="text">
      <style:text-properties fo:color="#800000" fo:font-style="italic" style:font-name-asian="Times New Roman CE" style:font-style-asian="italic" style:font-name-complex="Times New Roman CE" style:font-style-complex="italic"/>
    </style:style>
    <style:style style:name="T17" style:family="text">
      <style:text-properties fo:color="#b84747" fo:font-style="italic" style:font-name-asian="Times New Roman CE" style:font-style-asian="italic" style:font-name-complex="Times New Roman CE" style:font-style-complex="italic"/>
    </style:style>
    <style:style style:name="T18" style:family="text">
      <style:text-properties style:use-window-font-color="true" fo:font-style="italic" style:font-name-asian="Times New Roman CE" style:font-style-asian="italic" style:font-name-complex="Times New Roman CE" style:font-style-complex="italic"/>
    </style:style>
    <style:style style:name="T19" style:family="text" style:parent-style-name="Strong_20_Emphasis">
      <style:text-properties fo:color="#800000" fo:font-size="12pt" fo:language="sk" fo:country="SK" fo:font-style="normal" fo:font-weight="normal" style:font-name-asian="Times New Roman CE" style:font-size-asian="12pt" style:font-style-asian="normal" style:font-weight-asian="normal" style:font-name-complex="Times New Roman CE" style:font-size-complex="12pt" style:language-complex="none" style:country-complex="none" style:font-style-complex="normal" style:font-weight-complex="normal"/>
    </style:style>
    <style:style style:name="T20" style:family="text" style:parent-style-name="Strong_20_Emphasis">
      <style:text-properties fo:color="#000000" fo:font-size="12pt" fo:language="sk" fo:country="SK" fo:font-style="normal" fo:font-weight="normal" style:font-name-asian="Times New Roman CE" style:font-size-asian="12pt" style:font-style-asian="normal" style:font-weight-asian="normal" style:font-name-complex="Times New Roman CE" style:font-size-complex="12pt" style:language-complex="none" style:country-complex="none" style:font-style-complex="normal" style:font-weight-complex="normal"/>
    </style:style>
    <style:style style:name="T21" style:family="text" style:parent-style-name="Internet_20_link">
      <style:text-properties fo:color="#0000ff" fo:font-size="12pt" fo:language="sk" fo:country="SK" fo:font-style="normal" fo:font-weight="normal" style:font-name-asian="Times New Roman CE" style:font-size-asian="12pt" style:font-style-asian="normal" style:font-weight-asian="normal" style:font-name-complex="Times New Roman CE" style:font-size-complex="12pt" style:language-complex="none" style:country-complex="none" style:font-style-complex="normal" style:font-weight-complex="normal"/>
    </style:style>
    <style:style style:name="T22" style:family="text" style:parent-style-name="background">
      <style:text-properties style:use-window-font-color="true" fo:font-size="12pt" fo:language="sk" fo:country="SK" fo:font-style="italic" fo:font-weight="bold" style:font-name-asian="Lucida Sans Unicode1" style:font-size-asian="12pt" style:font-style-asian="italic" style:font-weight-asian="bold" style:font-name-complex="Tahoma1" style:font-size-complex="12pt" style:language-complex="none" style:country-complex="none" style:font-style-complex="italic" style:font-weight-complex="bold"/>
    </style:style>
    <style:style style:name="T23" style:family="text" style:parent-style-name="Internet_20_link">
      <style:text-properties fo:font-size="12pt" fo:language="sk" fo:country="SK" fo:font-style="normal" style:text-underline-style="none" style:font-name-asian="Lucida Sans Unicode1" style:font-size-asian="12pt" style:font-style-asian="normal" style:font-name-complex="Tahoma1" style:font-size-complex="12pt" style:language-complex="none" style:country-complex="none" style:font-style-complex="normal"/>
    </style:style>
    <style:style style:name="T24" style:family="text" style:parent-style-name="Internet_20_link">
      <style:text-properties fo:color="#000000" fo:font-size="12pt" fo:language="sk" fo:country="SK" fo:font-style="normal" style:text-underline-style="none" style:font-name-asian="Lucida Sans Unicode1" style:font-size-asian="12pt" style:font-style-asian="normal" style:font-name-complex="Tahoma1" style:font-size-complex="12pt" style:language-complex="none" style:country-complex="none" style:font-style-complex="normal"/>
    </style:style>
    <style:style style:name="T25" style:family="text" style:parent-style-name="background">
      <style:text-properties fo:color="#000000" fo:font-size="12pt" fo:language="sk" fo:country="SK" fo:font-style="normal" style:text-underline-style="none" style:font-name-asian="Lucida Sans Unicode1" style:font-size-asian="12pt" style:font-style-asian="normal" style:font-name-complex="Tahoma1" style:font-size-complex="12pt" style:language-complex="none" style:country-complex="none" style:font-style-complex="normal"/>
    </style:style>
    <style:style style:name="T26" style:family="text" style:parent-style-name="background">
      <style:text-properties fo:color="#000000" fo:font-size="12pt" fo:language="sk" fo:country="SK" fo:font-style="italic" style:text-underline-style="none" fo:font-weight="bold" style:font-name-asian="Lucida Sans Unicode1" style:font-size-asian="12pt" style:font-style-asian="italic" style:font-weight-asian="bold" style:font-name-complex="Tahoma1" style:font-size-complex="12pt" style:language-complex="none" style:country-complex="none" style:font-style-complex="italic"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Úvod</text:h>
      <text:p text:style-name="P2"><text:span text:style-name="T1">Tento dokument popisuje instalaci různých části systému Plantlore. Pro více informací o Plantlore si přečtěte Příručku pro uživatele Plantlore nebo navštivte </text:span><text:a xlink:type="simple" xlink:href="http://plantlore.berlios.de/"><text:span text:style-name="T2">http://plantlore.berlios.de</text:span></text:a><text:span text:style-name="T1">.</text:span></text:p>
      <text:p text:style-name="P3">Některé části tohoto dokumentu se vztahují pouze na prostředí vybraných operačních systémů. Tyto sekce jsou označeny názvem daného OS.</text:p>
      <text:p text:style-name="P4">Sekce označené jako „Pokročilí“ jsou určeny pro pokročilé uživatele jako jsou např. systémoví a databázoví administrátoři.</text:p>
      <text:p text:style-name="Text_20_body"/>
      <text:h text:style-name="P5" text:outline-level="1">Požadavky</text:h>
      <text:p text:style-name="P4">Jelikož Plantlore je napsán v programovacím jazyce Java, mělo by být možné jej spustit na jakémkoli systému s Java Virtual Machine (za předpoklad, že jsou splněny hardwarové požadavky). Toto není stoprocentně možné protože Plantlore používá PostgreSQL databázový systém pro úschovu dat, a tak je omezen na systémy na kterých běží PostgreSQL verze 8.1 nebo vyšší (viz PostgreSQL dokumentaci pro seznam takových systémů).</text:p>
      <text:p text:style-name="P4">Plantlore byl úspěšně testován na platformách Windows (Windows 2000 a novější), Linux a Mac OS X 10.4.</text:p>
      <text:p text:style-name="P3">Doporučené hardwarové požadavky pro PC jsou:</text:p>
      <text:list text:style-name="WW8Num6">
        <text:list-item>
          <text:p text:style-name="P6">1 GHz procesor</text:p>
        </text:list-item>
        <text:list-item>
          <text:p text:style-name="P6">256 MB RAM</text:p>
        </text:list-item>
        <text:list-item>
          <text:p text:style-name="P6">100 MB místa na pevném disku (včetně PostgreSQL databázového systému)</text:p>
        </text:list-item>
      </text:list>
      <text:p text:style-name="P3">Nutné softwarové požadavky:</text:p>
      <text:list text:style-name="WW8Num7">
        <text:list-item>
          <text:p text:style-name="P7">Java Runtime Environment ver. 1.5.0 nebo vyšší. Ve Windows instalační program vyhledá vhodné JRE a jestli jej nenalezne, požádá uživatele o jeho stažení a instalaci.</text:p>
        </text:list-item>
        <text:list-item>
          <text:p text:style-name="P7">Pokud instalujete PostgreSQL na platformě Windows, budete potřebovat program msiexec který by ale měl být součástí vašeho systému.</text:p>
        </text:list-item>
      </text:list>
      <text:p text:style-name="Text_20_body"/>
      <text:h text:style-name="P5" text:outline-level="1">Instalace Plantlore Client and Server</text:h>
      <text:p text:style-name="P3">Instalace se provede pomocí instalačního souboru, který je k stažení na domovské stránce projektu. Pro platformu Windows, instalační program je soubor, který můžete spustit dvojitým kliknutím. V Linuxe a Mac OS X musíte spustit soubor plantlore-installer.jar buďto dvojitým kliknutím nebo spuštěním následujícího příkazu z příkazové řádky: „java -jar plantlore-installer.jar“</text:p>
      <text:p text:style-name="P3">Automatický instalační program vás převede veškerou instalací Plantlore Client a Plantlore Server. Instalace se skládá z následujících kroků:</text:p>
      <text:list text:style-name="WW8Num2">
        <text:list-item>
          <text:p text:style-name="P8">Zvolte jazyk instalace (anglicky nebo česky).</text:p>
        </text:list-item>
        <text:list-item>
          <text:p text:style-name="P9">Přečtěte si základní popis Plantloore a odsouhlaste Obecnou veřejní licenci GNU.</text:p>
        </text:list-item>
        <text:list-item>
          <text:p text:style-name="P8">Vyberte instalační adresář. Pokud tento adresář ještě neexistuje, instalační program jej vytvoří sám.</text:p>
        </text:list-item>
        <text:list-item>
          <text:p text:style-name="P8">Zvolte si prvky programu, které chcete nainstalovat. Instalační program znázorní popis každého z těchto prvků.</text:p>
        </text:list-item>
        <text:list-item>
          <text:p text:style-name="P8">WINDOWS: Pokud používáte operační systém Windows a zvolíte si instalaci databázového systému PostgreSQL, budete muset zadat také údaje vyžadované pro PostgreSQL instalaci. Viz níže sekci „Instalace PostgreSQL“.</text:p>
        </text:list-item>
        <text:list-item>
          <text:p text:style-name="P8">Všechny zvolené prvky se překopírují do instalačního adresáře.</text:p>
        </text:list-item>
        <text:list-item>
          <text:p text:style-name="P8">WINDOWS: Instalační program nabídne vytvoření odkazů v nabídce Start a na ploše. Tato funkce je k dispozici pouze pro platformu Windows.</text:p>
        </text:list-item>
        <text:list-item>
          <text:p text:style-name="P8">Instalace se úspěšně ukončí. Pokud chcete, můžete vytvořit skript pro automatickou instalaci (doporučené pouze pro pokročilé uživatele).</text:p>
        </text:list-item>
      </text:list>
      <text:p text:style-name="Text_20_body"/>
      <text:h text:style-name="P5" text:outline-level="1">Po skončení instalace</text:h>
      <text:p text:style-name="P10"><text:tab/>Po úspěšném ukončení instalace Plantlore (případně také databázového systému PostgreSQL) můžete spustit Plantlore Client a Plantlore Server (použitím odkazů v nabídce Start nebo manuálním spuštěním souborů z instalačního adresáře). Pokud chcete pracovat na svém lokálním počítači a máte nainstalovaný databázový systém PostgreSQL, musíte si vytvořit novou databázi pomocí Plantlore Client. Další informace o tom jak to udělat naleznete v interaktivní nápovědě Plantlore nebo v Příručce pro uživatele Plantlore.</text:p>
      <text:p text:style-name="P11"/>
      <text:h text:style-name="P5" text:outline-level="1">Instalace databázového systému PostgreSQL</text:h>
      <text:p text:style-name="Text_20_body">Pokud chcete Plantlore používat na své lokální pracovní stanici, budete si muset nainstalovat databázový systém. Momentálně je plně podporován pouze PostgreSQL. Pokud se budete pouze připojovat ke vzdáleným Plantlore serverům, nemusíte systém PostgreSQL instalovat.</text:p>
      <text:p text:style-name="Text_20_body"/>
      <text:h text:style-name="P12" text:outline-level="2">Platforma Windows</text:h>
      <text:p text:style-name="P10">V platformě Windows, instalace PostgreSQL je součástí automatizovaného instalačního programu. Jestli si zvolíte instalaci balíku PostgreSQL, instalační program nainstaluje a nakonfiguruje PostgreSQL na Vašem systému automaticky, ačkoli některé dodateční informace budete muset zadat manuálně. Zadat budete muset následující informace:</text:p>
      <text:list text:style-name="WW8Num8">
        <text:list-item>
          <text:p text:style-name="P13"><text:span text:style-name="T3">Uživatelské jméno a heslo pro nového uživatele OS</text:span><text:span text:style-name="T4"> – PostgreSQL běží pod speciálním neprivilegovaným uživatelským účtem s cílem zajistit maximální systémové bezpečnosti. Instalační systém tento účet vytvoří za vás, budete ale muset zadat platný login a heslo. Ujistěte se, že uživatelské jméno je ve vašem systému jedinečné, jinak se instalace PostgreSQL nezdaří.</text:span></text:p>
        </text:list-item>
        <text:list-item>
          <text:p text:style-name="P13"><text:span text:style-name="T3">Uživatelské jméno a heslo nového uživatele databáze</text:span><text:span text:style-name="T4"> – po instalaci PostgreSQL a Plantlore použijete toto uživatelské jméno a heslo na vytvoření vaší první Plantlore databáze. Ujistěte se, že uživatelské jméno obsahuje pouze alfanumerické znaky (A-Z, a-z, 0-9), jinak se instalace PostgreSQL nezdaří.</text:span></text:p>
        </text:list-item>
        <text:list-item>
          <text:p text:style-name="P13"><text:span text:style-name="T5">Číslo portu</text:span><text:span text:style-name="T1"> – Číslo portu, na kterém bude služba PostgreSQL přijímat spojení. Pokud nevíte, co to znamená, přednastavenou hodnotu čísla portu neměňte. PostgreSQL je automaticky nastaven nepřijímat vzdálené spojení (což je pro běh Plantlore v pořádku), a tak jeho instalací neohrozíte svou systémovou bezpečnost.</text:span></text:p>
        </text:list-item>
        <text:list-item>
          <text:p text:style-name="P13"><text:span text:style-name="T3">Vytvoř odkazy pro PostgreSQL</text:span><text:span text:style-name="T4"> – instalační program může automaticky vytvořit odkazy pro uživatelské a správcovské nástroje PostgreSQL. Tato možnost se doporučuje pro pokročilé uživatele.</text:span></text:p>
        </text:list-item>
        <text:list-item>
          <text:p text:style-name="P13"><text:span text:style-name="T3">Místo instalace PostgreSQL</text:span><text:span text:style-name="T4"> – adresář pro umístění systému PostgreSQL. Ujistěte se, že máte dostatek místa na cílovém disku. </text:span><text:span text:style-name="T6">DŮLEŽITÉ UPOZORNĚNÍ</text:span><text:span text:style-name="T4">: cílový disk pro instalaci PostgreSQL musí používat souborový systém NTFS, aby PostgreSQL mohlo fungovat správně.</text:span></text:p>
        </text:list-item>
      </text:list>
      <text:h text:style-name="P12" text:outline-level="2">Linux a Mac OS X [POKROČILÍ]</text:h>
      <text:p text:style-name="Text_20_body"><text:span text:style-name="T7"><text:tab/>Instalace PostgreSQL není v těchto operačních systémech automatická. Musíte si PostgreSQL nainstalovat sami. Viz </text:span><text:a xlink:type="simple" xlink:href="http://www.postgresql.org/"><text:span text:style-name="T8">www.postgresql.org</text:span></text:a><text:span text:style-name="T7">, kde si můžete stáhnout aktuální verzi PostgreSQL a přečíst návod na instalaci pro vaší platformu.</text:span></text:p>
      <text:p text:style-name="Text_20_body"><text:tab/>V průběhu instalace budete muset vytvořit svého prvního uživatele databáze. Zapamatujte si login a heslo pro tohoto uživatele, jelikož je ještě budete potřebovat pro vytvoření vaší první Plantlore databáze za použití Plantlore client. Viz Přiručku pro uživatele Plantlore pro další informace o vytváření databází.</text:p>
      <text:p text:style-name="P14"/>
      <text:h text:style-name="P15" text:outline-level="2">Kompilace Plantlore ze zdrojových kódů [POKROČILÍ]</text:h>
      <text:p text:style-name="Text_20_body"><text:span text:style-name="T7"><text:tab/>Plantlore je open-source projekt zveřejněný podle Obecní veřejné licence GNU. Proto máte práva a povinnosti vyplývající z této licenční smlouvy. Zdrojové soubory jsou distribuovány jako součást instalačního programu, ale pokud vás zajímá vývin Plantlore, doporučujeme vám stáhnout si nejaktuálnější verzi zdrojových kódů z úložiště zdrojových kódů SVN na </text:span><text:a xlink:type="simple" xlink:href="http://developer.berlios.de/"><text:span text:style-name="T8">http://developer.berlios.de</text:span></text:a><text:span text:style-name="T7">. Svou pracovní kopii si můžete zkontrolovat pomocí následujícího příkazu:</text:span></text:p>
      <text:p text:style-name="Preformatted_20_Text"><text:tab/>$&gt; svn checkout svn://svn.berlios.de/plantlore/trunk/</text:p>
      <text:p text:style-name="Text_20_body">Pokud máte zájem o přístup do SVN, napište kterémukoliv z vývojářů uvedených na domovské stránce projektu.</text:p>
      <text:p text:style-name="P10">Po stáhnutí nejaktuálnějších zdrojových kódů z úložiště si můžete Plantlore zkompilovat za pomocí následujících příkazů (a za předpokladu, že máte Apache Ant ver. 1.6 nebo vyšší) spuštěných ze zdrojového adresáře:</text:p>
      <text:p text:style-name="Preformatted_20_Text"><text:tab/>$&gt; ant build</text:p>
      <text:p text:style-name="Text_20_body">Tento příkaz zkompiluje rovněž Plantlore Client jako i Plantlore Server do adresáře ./dist. Jestli vás zajímá, jaké jiné cíle ant jsou k dispozici, spusťte následující příkaz:</text:p>
      <text:p text:style-name="Preformatted_20_Text"><text:tab/>&amp;&gt; ant -projecthelp</text:p>
      <text:p text:style-name="P14"/>
      <text:h text:style-name="P16" text:outline-level="2">Instalace BioCASE Provider Software </text:h>
      <text:p text:style-name="Standard"/>
      <text:p text:style-name="Standard">Podrobný popis instalace je na <text:a xlink:type="simple" xlink:href="http://ww3.bgbm.org/bps2/Installation"><text:span text:style-name="Internet_20_link">http://ww3.bgbm.org/bps2/Installation</text:span></text:a> .</text:p>
      <text:p text:style-name="Standard"/>
      <text:p text:style-name="P17">Stručný popis instalace:</text:p>
      <text:p text:style-name="P17"/>
      <text:list text:style-name="WW8Num3">
        <text:list-item>
          <text:p text:style-name="P18"><text:span text:style-name="T9">nainstalovat si Apache (</text:span><text:a xlink:type="simple" xlink:href="http://httpd.apache.org/download.cgi"><text:span text:style-name="T10">http://httpd.apache.org/download.cgi</text:span></text:a><text:span text:style-name="T9">)</text:span></text:p>
        </text:list-item>
        <text:list-item>
          <text:p text:style-name="P18"><text:span text:style-name="T9">nainstalovat si Python 2.4 (</text:span><text:a xlink:type="simple" xlink:href="http://www.python.org/2.4.2/"><text:span text:style-name="T10">http://www.python.org/2.4.2/</text:span></text:a><text:span text:style-name="T9"> )</text:span></text:p>
        </text:list-item>
        <text:list-item>
          <text:p text:style-name="P18"><text:span text:style-name="T9">do konfiguračního souboru Apache (httpd.conf) nakopírovat text </text:span></text:p>
        </text:list-item>
      </text:list>
      <text:p text:style-name="P19"/>
      <text:p text:style-name="Preformatted_20_Text"><text:span text:style-name="T11"><text:tab/><text:tab/>Alias <text:s text:c="2"/>/biocase <text:s text:c="23"/></text:span><text:span text:style-name="T12">"</text:span><text:span text:style-name="T13">InstallPath/bi</text:span><text:span text:style-name="T14">ocase/www</text:span><text:span text:style-name="T12">"</text:span></text:p>
      <text:p text:style-name="Preformatted_20_Text"><text:span text:style-name="T15">&lt;Directory <text:s text:c="29"/>"</text:span><text:span text:style-name="T16">InstallPath/b</text:span><text:span text:style-name="T17">iocase/www</text:span><text:span text:style-name="T15">"</text:span><text:span text:style-name="T18">&gt;</text:span></text:p>
      <text:p text:style-name="Preformatted_20_Text"><text:tab/>AllowOverride <text:s text:c="13"/>None</text:p>
      <text:p text:style-name="Preformatted_20_Text"><text:tab/>Order <text:s text:c="26"/>allow,deny</text:p>
      <text:p text:style-name="Preformatted_20_Text"><text:tab/>Allow <text:s text:c="26"/>from all</text:p>
      <text:p text:style-name="Preformatted_20_Text"><text:tab/>Options <text:s text:c="23"/>+ExecCGI +Indexes</text:p>
      <text:p text:style-name="Preformatted_20_Text"><text:tab/>AddHandler <text:s text:c="17"/>cgi-script cgi</text:p>
      <text:p text:style-name="Preformatted_20_Text"><text:tab/>AddHandler <text:s text:c="17"/>cgi-script py</text:p>
      <text:p text:style-name="Preformatted_20_Text"><text:span text:style-name="T18"><text:tab/>DirectoryIndex <text:s text:c="11"/></text:span><text:span text:style-name="T15"><text:s text:c="2"/>index.html index.cgi in</text:span><text:span text:style-name="T18">dex.py index.html index.shtml default.htm</text:span></text:p>
      <text:p text:style-name="P20">&lt;/Directory&gt;</text:p>
      <text:p text:style-name="Preformatted_20_Text"/>
      <text:p text:style-name="P21"/>
      <text:p text:style-name="P22"><text:span text:style-name="T19">InstallPath</text:span><text:span text:style-name="T20"> odpovídá cestě k adresáři, do kterého nakopírujete data BioCase Provider Software (naprř. </text:span><text:a xlink:type="simple" xlink:href="../../../www/htdoc"><text:span text:style-name="T21">c:/www/htdoc</text:span></text:a><text:span text:style-name="T20">)</text:span></text:p>
      <text:p text:style-name="P23"/>
      <text:list text:style-name="WW8Num3" text:continue-numbering="true">
        <text:list-item>
          <text:p text:style-name="P24"><text:span text:style-name="T9">S aplikací Plantlore je poskytován </text:span><text:span text:style-name="T22">BioCASE.zip. </text:span><text:span text:style-name="T9">Rozbaltetento </text:span><text:span text:style-name="T22">BioCASE.zip</text:span><text:span text:style-name="T9"> do adresáře, ke kterému je uvedena cesta v konfiguračním souboru httpd.conf v Apache (InstallPath). <text:s/></text:span></text:p>
        </text:list-item>
      </text:list>
      <text:list text:style-name="WW8Num4">
        <text:list-item>
          <text:p text:style-name="P25"><text:span text:style-name="T9">BioCASE.zip obsahuje BioCASE Provider Software 2.4.1, <text:s/>který lze stáhnout ze stánek </text:span><text:a xlink:type="simple" xlink:href="http://www.biocase.org/products/provider_software/"><text:span text:style-name="T10">http://www.biocase.org/products/provider_software/.</text:span></text:a><text:a xlink:type="simple" xlink:href="http://www.biocase.org/products/provider_software/"><text:span text:style-name="T23"> </text:span></text:a></text:p>
        </text:list-item>
        <text:list-item>
          <text:p text:style-name="P25"><text:a xlink:type="simple" xlink:href="http://www.biocase.org/products/provider_software/"><text:span text:style-name="T24">BioCASE.zip poskytovaný s aplikací Plantlore uz obsaje datové zdroje projektu Plantlore, definování struktury databáze a mapování databázových položek na zvolené standardy.</text:span></text:a></text:p>
        </text:list-item>
      </text:list>
      <text:list text:style-name="WW8Num3" text:continue-numbering="true">
        <text:list-item>
          <text:p text:style-name="P24"><text:span text:style-name="T9">Spusťte </text:span><text:span text:style-name="T22">setup.py</text:span></text:p>
        </text:list-item>
        <text:list-item>
          <text:p text:style-name="P24"><text:span text:style-name="T9">Při první instalaci BPS je nutné doinstalovat potřebné knihovny. </text:span></text:p>
        </text:list-item>
      </text:list>
      <text:list text:style-name="WW8Num5">
        <text:list-item>
          <text:p text:style-name="P26"><text:span text:style-name="T9">Spusťte Apache server a na localhostu otevřete stránku </text:span><text:a xlink:type="simple" xlink:href="http://localhost/biocase/utilities/testlibs.cgi"><text:span text:style-name="T10">http://localhost/biocase/utilities/testlibs.cgi</text:span></text:a><text:a xlink:type="simple" xlink:href="http://localhost/biocase/utilities/testlibs.cgi"><text:span text:style-name="T10"> </text:span></text:a><text:a xlink:type="simple" xlink:href="http://localhost/biocase/utilities/testlibs.cgi"><text:span text:style-name="T24">(/biocase/ odpovídá aliasu nastaveném pro Apache v httpd.conf). Na této stránce je uveden seznam potřebných knihoven. Červeně jsou označeny povinné knihovny, které je nutno doinstalovat. Dále je nutné doinstalovat knihovnu pro databázi, s kteou budete pracovat.</text:span></text:a></text:p>
        </text:list-item>
        <text:list-item>
          <text:p text:style-name="P27"><text:span text:style-name="T25">Další možnost jak zjískat potřebné knihovny je v </text:span><text:span text:style-name="T26">Python.zip</text:span><text:span text:style-name="T25">, který je dodáván s aplikací Plantlore. <text:s/>Rozbalte si Python.zip a postupně spušte instalace jednotlivých balíčků z adresáře </text:span><text:span text:style-name="T26">obligatory.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Arial Unicode MS'" style:font-charset="x-symbol"/>
    <style:font-face style:name="Symbol" svg:font-family="Symbol" style:font-charset="x-symbol"/>
    <style:font-face style:name="Wingdings 2" svg:font-family="'Wingdings 2'" style:font-charset="x-symbol"/>
    <style:font-face style:name="Symbol1" svg:font-family="Symbol" style:font-family-generic="roman" style:font-pitch="variable" style:font-charset="x-symbol"/>
    <style:font-face style:name="StarSymbol" svg:font-family="StarSymbol, 'Arial Unicode MS'"/>
    <style:font-face style:name="Courier New" svg:font-family="'Courier New'" style:font-family-generic="modern"/>
    <style:font-face style:name="Times New Roman CE" svg:font-family="'Times New Roman CE'" style:font-family-generic="roma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sk" fo:country="SK" style:font-name-asian="Lucida Sans Unicode1" style:font-size-asian="12pt" style:language-asian="none" style:country-asian="none" style:font-name-complex="Tahoma1" style:font-size-complex="12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text-indent="0cm" style:auto-text-indent="false" fo:keep-with-next="always"/>
      <style:text-properties fo:font-size="14pt" fo:language="en" fo:country="US" fo:font-weight="bold" style:font-size-asian="14pt" style:font-weight-asian="bold"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parent-style-name="WW-Standardní_20_písmo_20_odstavce">
      <style:text-properties fo:font-style="italic" style:font-style-asian="italic" style:font-style-complex="italic"/>
    </style:style>
    <style:style style:name="Strong_20_Emphasis" style:display-name="Strong Emphasis" style:family="text" style:parent-style-name="WW-Standardní_20_písmo_20_odstavce">
      <style:text-properties fo:font-weight="bold" style:font-weight-asian="bold" style:font-weight-complex="bold"/>
    </style:style>
    <style:style style:name="WW8Num4z0" style:family="text">
      <style:text-properties style:font-name="Symbol1"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WW8Num5z0" style:family="text">
      <style:text-properties style:font-name="StarSymbol" fo:font-size="9pt" style:font-size-asian="9pt" style:font-name-complex="StarSymbol1" style:font-size-complex="9pt"/>
    </style:style>
    <style:style style:name="WW8Num5z1" style:family="text">
      <style:text-properties style:font-name="Wingdings 2" fo:font-size="9pt" style:font-size-asian="9pt" style:font-name-complex="StarSymbol1" style:font-size-complex="9pt"/>
    </style:style>
    <style:style style:name="WW8Num6z0" style:family="text">
      <style:text-properties style:font-name="Symbol" fo:font-size="9pt" style:font-size-asian="9pt" style:font-name-complex="StarSymbol1" style:font-size-complex="9pt"/>
    </style:style>
    <style:style style:name="WW8Num7z0" style:family="text">
      <style:text-properties style:font-name="Symbol" fo:font-size="9pt" style:font-size-asian="9pt" style:font-name-complex="StarSymbol1" style:font-size-complex="9pt"/>
    </style:style>
    <style:style style:name="WW8Num8z0" style:family="text">
      <style:text-properties style:font-name="Symbol" fo:font-size="9pt" style:font-size-asian="9pt" style:font-name-complex="StarSymbol1" style:font-size-complex="9pt"/>
    </style:style>
    <style:style style:name="Absatz-Standardschriftart" style:family="text"/>
    <style:style style:name="WW8Num1z0" style:family="text">
      <style:text-properties style:font-name="Symbol1" fo:font-size="9pt" style:font-size-asian="9pt" style:font-name-complex="StarSymbol1" style:font-size-complex="9pt"/>
    </style:style>
    <style:style style:name="WW8Num2z0" style:family="text">
      <style:text-properties style:font-name="Symbol1" fo:font-size="9pt" style:font-size-asian="9pt" style:font-name-complex="StarSymbol1" style:font-size-complex="9pt"/>
    </style:style>
    <style:style style:name="Standardní_20_písmo_20_odstavce" style:display-name="Standardní písmo odstavce" style:family="text"/>
    <style:style style:name="WW-Standardní_20_písmo_20_odstavce" style:display-name="WW-Standardní písmo odstavce" style:family="text"/>
    <style:style style:name="background" style:family="text" style:parent-style-name="WW-Standardní_20_písmo_20_odstavc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Outline">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tarSymbol"/>
      </text:list-level-style-bullet>
      <text:list-level-style-bullet text:level="2" text:style-name="WW8Num4z1" style:num-suffix="." text:bullet-char="">
        <style:list-level-properties text:space-before="1.27cm" text:min-label-width="0.635cm"/>
        <style:text-properties style:font-name="Wingdings 2"/>
      </text:list-level-style-bullet>
      <text:list-level-style-bullet text:level="3" text:style-name="WW8Num4z0" style:num-suffix="." text:bullet-char="■">
        <style:list-level-properties text:space-before="1.905cm" text:min-label-width="0.635cm"/>
        <style:text-properties style:font-name="StarSymbol"/>
      </text:list-level-style-bullet>
      <text:list-level-style-bullet text:level="4" text:style-name="WW8Num4z0" style:num-suffix="." text:bullet-char="●">
        <style:list-level-properties text:space-before="2.54cm" text:min-label-width="0.635cm"/>
        <style:text-properties style:font-name="StarSymbol"/>
      </text:list-level-style-bullet>
      <text:list-level-style-bullet text:level="5" text:style-name="WW8Num4z1" style:num-suffix="." text:bullet-char="">
        <style:list-level-properties text:space-before="3.175cm" text:min-label-width="0.635cm"/>
        <style:text-properties style:font-name="Wingdings 2"/>
      </text:list-level-style-bullet>
      <text:list-level-style-bullet text:level="6" text:style-name="WW8Num4z0" style:num-suffix="." text:bullet-char="■">
        <style:list-level-properties text:space-before="3.81cm" text:min-label-width="0.635cm"/>
        <style:text-properties style:font-name="StarSymbol"/>
      </text:list-level-style-bullet>
      <text:list-level-style-bullet text:level="7" text:style-name="WW8Num4z0" style:num-suffix="." text:bullet-char="●">
        <style:list-level-properties text:space-before="4.445cm" text:min-label-width="0.635cm"/>
        <style:text-properties style:font-name="StarSymbol"/>
      </text:list-level-style-bullet>
      <text:list-level-style-bullet text:level="8" text:style-name="WW8Num4z1" style:num-suffix="." text:bullet-char="">
        <style:list-level-properties text:space-before="5.08cm" text:min-label-width="0.635cm"/>
        <style:text-properties style:font-name="Wingdings 2"/>
      </text:list-level-style-bullet>
      <text:list-level-style-bullet text:level="9" text:style-name="WW8Num4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tarSymbol"/>
      </text:list-level-style-bullet>
      <text:list-level-style-bullet text:level="2" text:style-name="WW8Num5z1" style:num-suffix="." text:bullet-char="">
        <style:list-level-properties text:space-before="1.27cm" text:min-label-width="0.635cm"/>
        <style:text-properties style:font-name="Wingdings 2"/>
      </text:list-level-style-bullet>
      <text:list-level-style-bullet text:level="3" text:style-name="WW8Num5z0" style:num-suffix="." text:bullet-char="■">
        <style:list-level-properties text:space-before="1.905cm" text:min-label-width="0.635cm"/>
        <style:text-properties style:font-name="StarSymbol"/>
      </text:list-level-style-bullet>
      <text:list-level-style-bullet text:level="4" text:style-name="WW8Num5z0" style:num-suffix="." text:bullet-char="●">
        <style:list-level-properties text:space-before="2.54cm" text:min-label-width="0.635cm"/>
        <style:text-properties style:font-name="StarSymbol"/>
      </text:list-level-style-bullet>
      <text:list-level-style-bullet text:level="5" text:style-name="WW8Num5z1" style:num-suffix="." text:bullet-char="">
        <style:list-level-properties text:space-before="3.175cm" text:min-label-width="0.635cm"/>
        <style:text-properties style:font-name="Wingdings 2"/>
      </text:list-level-style-bullet>
      <text:list-level-style-bullet text:level="6" text:style-name="WW8Num5z0" style:num-suffix="." text:bullet-char="■">
        <style:list-level-properties text:space-before="3.81cm" text:min-label-width="0.635cm"/>
        <style:text-properties style:font-name="StarSymbol"/>
      </text:list-level-style-bullet>
      <text:list-level-style-bullet text:level="7" text:style-name="WW8Num5z0" style:num-suffix="." text:bullet-char="●">
        <style:list-level-properties text:space-before="4.445cm" text:min-label-width="0.635cm"/>
        <style:text-properties style:font-name="StarSymbol"/>
      </text:list-level-style-bullet>
      <text:list-level-style-bullet text:level="8" text:style-name="WW8Num5z1" style:num-suffix="." text:bullet-char="">
        <style:list-level-properties text:space-before="5.08cm" text:min-label-width="0.635cm"/>
        <style:text-properties style:font-name="Wingdings 2"/>
      </text:list-level-style-bullet>
      <text:list-level-style-bullet text:level="9" text:style-name="WW8Num5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16cm" text:min-label-width="0.635cm"/>
        <style:text-properties style:font-name="Symbol"/>
      </text:list-level-style-bullet>
      <text:list-level-style-bullet text:level="2" text:style-name="WW8Num6z0" style:num-suffix="." text:bullet-char="">
        <style:list-level-properties text:space-before="1.886cm" text:min-label-width="0.635cm"/>
        <style:text-properties style:font-name="Symbol"/>
      </text:list-level-style-bullet>
      <text:list-level-style-bullet text:level="3" text:style-name="WW8Num6z0" style:num-suffix="." text:bullet-char="">
        <style:list-level-properties text:space-before="3.156cm" text:min-label-width="0.635cm"/>
        <style:text-properties style:font-name="Symbol"/>
      </text:list-level-style-bullet>
      <text:list-level-style-bullet text:level="4" text:style-name="WW8Num6z0" style:num-suffix="." text:bullet-char="">
        <style:list-level-properties text:space-before="4.426cm" text:min-label-width="0.635cm"/>
        <style:text-properties style:font-name="Symbol"/>
      </text:list-level-style-bullet>
      <text:list-level-style-bullet text:level="5" text:style-name="WW8Num6z0" style:num-suffix="." text:bullet-char="">
        <style:list-level-properties text:space-before="5.696cm" text:min-label-width="0.635cm"/>
        <style:text-properties style:font-name="Symbol"/>
      </text:list-level-style-bullet>
      <text:list-level-style-bullet text:level="6" text:style-name="WW8Num6z0" style:num-suffix="." text:bullet-char="">
        <style:list-level-properties text:space-before="6.966cm" text:min-label-width="0.635cm"/>
        <style:text-properties style:font-name="Symbol"/>
      </text:list-level-style-bullet>
      <text:list-level-style-bullet text:level="7" text:style-name="WW8Num6z0" style:num-suffix="." text:bullet-char="">
        <style:list-level-properties text:space-before="8.236cm" text:min-label-width="0.635cm"/>
        <style:text-properties style:font-name="Symbol"/>
      </text:list-level-style-bullet>
      <text:list-level-style-bullet text:level="8" text:style-name="WW8Num6z0" style:num-suffix="." text:bullet-char="">
        <style:list-level-properties text:space-before="9.506cm" text:min-label-width="0.635cm"/>
        <style:text-properties style:font-name="Symbol"/>
      </text:list-level-style-bullet>
      <text:list-level-style-bullet text:level="9" text:style-name="WW8Num6z0" style:num-suffix="." text:bullet-char="">
        <style:list-level-properties text:space-before="10.776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0" style:num-suffix="." text:bullet-char="">
        <style:list-level-properties text:space-before="1.27cm" text:min-label-width="0.635cm"/>
        <style:text-properties style:font-name="Symbol"/>
      </text:list-level-style-bullet>
      <text:list-level-style-bullet text:level="3" text:style-name="WW8Num7z0" style:num-suffix="." text:bullet-char="">
        <style:list-level-properties text:space-before="1.905cm" text:min-label-width="0.635cm"/>
        <style:text-properties style:font-name="Symbol"/>
      </text:list-level-style-bullet>
      <text:list-level-style-bullet text:level="4" text:style-name="WW8Num7z0" style:num-suffix="." text:bullet-char="">
        <style:list-level-properties text:space-before="2.54cm" text:min-label-width="0.635cm"/>
        <style:text-properties style:font-name="Symbol"/>
      </text:list-level-style-bullet>
      <text:list-level-style-bullet text:level="5" text:style-name="WW8Num7z0" style:num-suffix="." text:bullet-char="">
        <style:list-level-properties text:space-before="3.175cm" text:min-label-width="0.635cm"/>
        <style:text-properties style:font-name="Symbol"/>
      </text:list-level-style-bullet>
      <text:list-level-style-bullet text:level="6" text:style-name="WW8Num7z0" style:num-suffix="." text:bullet-char="">
        <style:list-level-properties text:space-before="3.81cm" text:min-label-width="0.635cm"/>
        <style:text-properties style:font-name="Symbol"/>
      </text:list-level-style-bullet>
      <text:list-level-style-bullet text:level="7" text:style-name="WW8Num7z0" style:num-suffix="." text:bullet-char="">
        <style:list-level-properties text:space-before="4.445cm" text:min-label-width="0.635cm"/>
        <style:text-properties style:font-name="Symbol"/>
      </text:list-level-style-bullet>
      <text:list-level-style-bullet text:level="8" text:style-name="WW8Num7z0" style:num-suffix="." text:bullet-char="">
        <style:list-level-properties text:space-before="5.08cm" text:min-label-width="0.635cm"/>
        <style:text-properties style:font-name="Symbol"/>
      </text:list-level-style-bullet>
      <text:list-level-style-bullet text:level="9" text:style-name="WW8Num7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0" style:num-suffix="." text:bullet-char="">
        <style:list-level-properties text:space-before="1.27cm" text:min-label-width="0.635cm"/>
        <style:text-properties style:font-name="Symbol"/>
      </text:list-level-style-bullet>
      <text:list-level-style-bullet text:level="3" text:style-name="WW8Num8z0" style:num-suffix="." text:bullet-char="">
        <style:list-level-properties text:space-before="1.905cm" text:min-label-width="0.635cm"/>
        <style:text-properties style:font-name="Symbol"/>
      </text:list-level-style-bullet>
      <text:list-level-style-bullet text:level="4" text:style-name="WW8Num8z0" style:num-suffix="." text:bullet-char="">
        <style:list-level-properties text:space-before="2.54cm" text:min-label-width="0.635cm"/>
        <style:text-properties style:font-name="Symbol"/>
      </text:list-level-style-bullet>
      <text:list-level-style-bullet text:level="5" text:style-name="WW8Num8z0" style:num-suffix="." text:bullet-char="">
        <style:list-level-properties text:space-before="3.175cm" text:min-label-width="0.635cm"/>
        <style:text-properties style:font-name="Symbol"/>
      </text:list-level-style-bullet>
      <text:list-level-style-bullet text:level="6" text:style-name="WW8Num8z0" style:num-suffix="." text:bullet-char="">
        <style:list-level-properties text:space-before="3.81cm" text:min-label-width="0.635cm"/>
        <style:text-properties style:font-name="Symbol"/>
      </text:list-level-style-bullet>
      <text:list-level-style-bullet text:level="7" text:style-name="WW8Num8z0" style:num-suffix="." text:bullet-char="">
        <style:list-level-properties text:space-before="4.445cm" text:min-label-width="0.635cm"/>
        <style:text-properties style:font-name="Symbol"/>
      </text:list-level-style-bullet>
      <text:list-level-style-bullet text:level="8" text:style-name="WW8Num8z0" style:num-suffix="." text:bullet-char="">
        <style:list-level-properties text:space-before="5.08cm" text:min-label-width="0.635cm"/>
        <style:text-properties style:font-name="Symbol"/>
      </text:list-level-style-bullet>
      <text:list-level-style-bullet text:level="9" text:style-name="WW8Num8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Úvod</dc:title>
    <meta:initial-creator>Tomáš Kovařík</meta:initial-creator>
    <meta:creation-date>2006-09-07T12:22:00</meta:creation-date>
    <dc:creator>tiouem</dc:creator>
    <dc:date>2006-09-07T12:22:00</dc:date>
    <meta:print-date>2113-01-01T00:00:00</meta:print-date>
    <dc:language>sk-SK</dc:language>
    <meta:editing-cycles>2</meta:editing-cycles>
    <meta:editing-duration>PT0S</meta:editing-duration>
    <meta:user-defined meta:name="Info 1"/>
    <meta:user-defined meta:name="Info 2"/>
    <meta:user-defined meta:name="Info 3"/>
    <meta:user-defined meta:name="Info 4"/>
    <meta:document-statistic meta:table-count="0" meta:image-count="0" meta:object-count="0" meta:page-count="4" meta:paragraph-count="71" meta:word-count="1207" meta:character-count="9171"/>
  </office:meta>
</office:document-meta>
</file>